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13d4" officeooo:paragraph-rsid="001613d4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1613d4" officeooo:paragraph-rsid="001676f7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paragraph-rsid="001676f7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paragraph-rsid="0017b96c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paragraph-rsid="0018c552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none" officeooo:rsid="001613d4" officeooo:paragraph-rsid="001676f7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t" fo:country="none" officeooo:paragraph-rsid="001676f7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rsid="0017b96c" officeooo:paragraph-rsid="0017b96c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rsid="0018a260" officeooo:paragraph-rsid="0018a260"/>
    </style:style>
    <style:style style:name="T1" style:family="text">
      <style:text-properties fo:color="#0000ff" style:font-name="Calibri" fo:font-size="11pt" fo:language="pt" fo:country="none" style:text-underline-style="solid" style:text-underline-width="auto" style:text-underline-color="font-color" style:font-size-asian="11pt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style:font-name="Calibri" fo:font-size="11pt" fo:language="pt" fo:country="none" style:font-size-asian="11pt"/>
    </style:style>
    <style:style style:name="T4" style:family="text">
      <style:text-properties officeooo:rsid="001676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Material do </text:span>Esquema Eletrônico: Lixeira Sensitiva</text:p>
      <text:p text:style-name="P1"/>
      <text:p text:style-name="P1"/>
      <text:p text:style-name="P1"/>
      <text:p text:style-name="P3"><text:span text:style-name="T4">- Arduino UNO</text:span></text:p>
      <text:p text:style-name="P3"><text:a xlink:type="simple" xlink:href="http://www.filipeflop.com/pd-6b58d-arduino-uno-r3-cabo-usb.html?ct=&amp;p=1&amp;s=1"><text:span text:style-name="T4">http://www.filipeflop.com/pd-6b58d-arduino-uno-r3-cabo-usb.html?ct=&amp;p=1&amp;s=1</text:span></text:a></text:p>
      <text:p text:style-name="P4"/>
      <text:p text:style-name="P4"><text:span text:style-name="T3">- Protoboard</text:span></text:p>
      <text:p text:style-name="P4"><text:a xlink:type="simple" xlink:href="http://www.filipeflop.com/pd-6b60e-protoboard-830-pontos.html?ct=&amp;p=1&amp;s=1"><text:span text:style-name="T1">http://www.filipeflop.com/pd-6b60e-protoboard-830-pontos.html?ct=&amp;p=1&amp;s=1</text:span></text:a></text:p>
      <text:p text:style-name="P8"/>
      <text:p text:style-name="P8">- Jumper Macho-Macho</text:p>
      <text:p text:style-name="P8"><text:a xlink:type="simple" xlink:href="http://www.filipeflop.com/pd-6b637-kit-jumpers-macho-macho-x65-unidades.html?ct=&amp;p=1&amp;s=1"><text:span text:style-name="T1">http://www.filipeflop.com/pd-6b637-kit-jumpers-macho-macho-x65-unidades.html?ct=&amp;p=1&amp;s=1</text:span></text:a></text:p>
      <text:p text:style-name="P8"/>
      <text:p text:style-name="P8">- Jumper Macho-Fêmea</text:p>
      <text:p text:style-name="P9"><text:a xlink:type="simple" xlink:href="http://www.filipeflop.com/pd-6b64e-jumpers-femea-femea-x40-unidades.html?ct=&amp;p=1&amp;s=1">http://www.filipeflop.com/pd-6b64e-jumpers-femea-femea-x40-unidades.html?ct=&amp;p=1&amp;s=1</text:a></text:p>
      <text:p text:style-name="P5"/>
      <text:p text:style-name="P5"><text:span text:style-name="T3">- Sensor Pir </text:span></text:p>
      <text:p text:style-name="P5"><text:a xlink:type="simple" xlink:href="http://www.filipeflop.com/pd-6b901-sensor-de-movimento-presenca-pir.html?ct=&amp;p=1&amp;s=1"><text:span text:style-name="T1">http://www.filipeflop.com/pd-6b901-sensor-de-movimento-presenca-pir.html?ct=&amp;p=1&amp;s=1</text:span></text:a></text:p>
      <text:p text:style-name="P5"/>
      <text:p text:style-name="P3"><text:span text:style-name="T3">- <text:s/>Alto falante </text:span></text:p>
      <text:p text:style-name="P2"><text:a xlink:type="simple" xlink:href="http://produto.mercadolivre.com.br/MLB-613036078-alto-falante-9cm-x-5cm-ydt5090-15b-8r-3w-001-5090-_JM"><text:span text:style-name="T1">http://produto.mercadolivre.com.br/MLB-613036078-alto-falante-9cm-x-5cm-ydt5090-15b-8r-3w-001-5090-_JM</text:span></text:a></text:p>
      <text:p text:style-name="P2"/>
      <text:p text:style-name="P2"><text:span text:style-name="T3">- Bateria para moto - </text:span><text:a xlink:type="simple" xlink:href="http://www.bateriaautomotiva.com.br/ecommerce_site/categoria_4459-4460_4651_Baterias-Para-Motos-Moura-Moto"><text:span text:style-name="T1">http://www.bateriaautomotiva.com.br/ecommerce_site/categoria_4459-4460_4651_Baterias-Para-Motos-Moura-Moto</text:span></text:a></text:p>
      <text:p text:style-name="P2"/>
      <text:p text:style-name="P3"><text:span text:style-name="T3">- Potenciometro - </text:span><text:a xlink:type="simple" xlink:href="http://produto.mercadolivre.com.br/MLB-626530733-kit-c-10-potencimetros-10kb-logaritmo-l20-16mm-promoco-_JM"><text:span text:style-name="T1">http://produto.mercadolivre.com.br/MLB-626530733-kit-c-10-potencimetros-10kb-logaritmo-l20-16mm-promoco-_JM</text:span></text:a></text:p>
      <text:p text:style-name="P7"/>
      <text:p text:style-name="P3"><text:span text:style-name="T3">- Capacitor de 50 </text:span></text:p>
      <text:p text:style-name="P3"><text:soft-page-break/><text:a xlink:type="simple" xlink:href="http://produto.mercadolivre.com.br/MLB-617081988-capacitor-eletrolitico-de-2200uf-x-200v-2200uf-2200-uf-_JM"><text:span text:style-name="T1">http://produto.mercadolivre.com.br/MLB-617081988-capacitor-eletrolitico-de-2200uf-x-200v-2200uf-2200-uf-_JM</text:span></text:a></text:p>
      <text:p text:style-name="P7"/>
      <text:p text:style-name="P3"/>
      <text:p text:style-name="P3"><text:span text:style-name="T3">- Capacitor de 100</text:span></text:p>
      <text:p text:style-name="P3"><text:a xlink:type="simple" xlink:href="http://produto.mercadolivre.com.br/MLB-619179457-100-capacitor-eletrolitico-radial-4700uf-x-25v-090-cada-_JM"><text:span text:style-name="T1">http://produto.mercadolivre.com.br/MLB-619179457-100-capacitor-eletrolitico-radial-4700uf-x-25v-090-cada-_JM</text:span></text:a></text:p>
      <text:p text:style-name="P3"/>
      <text:p text:style-name="P3"><text:span text:style-name="T3">- Conector</text:span></text:p>
      <text:p text:style-name="P3"><text:a xlink:type="simple" xlink:href="http://produto.mercadolivre.com.br/MLB-626181859-kit-100-conector-p4-macho-alimentaco-camera-cftv-seguranca-_JM"><text:span text:style-name="T1">http://produto.mercadolivre.com.br/MLB-626181859-kit-100-conector-p4-macho-alimentaco-camera-cftv-seguranca-_JM</text:span></text:a></text:p>
      <text:p text:style-name="P3"/>
      <text:p text:style-name="P3"><text:span text:style-name="T3">- Ferro de Solda</text:span></text:p>
      <text:p text:style-name="P3"><text:a xlink:type="simple" xlink:href="http://www.americanas.com.br/produto/323236/ferro-de-solda-40w-tramontina?ranking=1&amp;p=Ferro%20de%20Solda&amp;typeclick=3&amp;ac_pos=header&amp;origem=ac"><text:span text:style-name="T1">http://www.americanas.com.br/produto/323236/ferro-de-solda-40w-tramontina?ranking=1&amp;p=Ferro%20de%20Solda&amp;typeclick=3&amp;ac_pos=header&amp;origem=ac</text:span></text:a></text:p>
      <text:p text:style-name="P3"/>
      <text:p text:style-name="P3"><text:span text:style-name="T3">- Solda em fio</text:span></text:p>
      <text:p text:style-name="P6"><text:a xlink:type="simple" xlink:href="http://www.americanas.com.br/produto/8034124/solda-em-fio-189-msx10-60x40-500g-azul-best"><text:span text:style-name="T2">http://www.americanas.com.br/produto/8034124/solda-em-fio-189-msx10-60x40-500g-azul-bes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4:42:00.390666104</meta:creation-date>
    <dc:date>2015-04-17T15:31:34.416820976</dc:date>
    <meta:editing-duration>PT34M22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25" meta:word-count="62" meta:character-count="1532" meta:non-whitespace-character-count="1491"/>
  </office:meta>
</office:document-meta>
</file>